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3.62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Аналоги MS LINQ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18" office:value-type="string" calcext:value-type="string">
            <text:p>Группа перегруженных</text:p>
            <text:p>методов MS LINQ</text:p>
          </table:table-cell>
          <table:table-cell table:style-name="ce18" office:value-type="string" calcext:value-type="string">
            <text:p>Возвращаемые объект</text:p>
            <text:p>является</text:p>
          </table:table-cell>
          <table:table-cell table:style-name="ce18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alcua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0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2" office:value-type="string" calcext:value-type="string" table:number-columns-spanned="4" table:number-rows-spanned="1">
            <text:p>Другие функции</text:p>
          </table:table-cell>
          <table:covered-table-cell table:number-columns-repeated="3"/>
          <table:table-cell table:number-columns-repeated="60"/>
        </table:table-row>
        <table:table-row table:style-name="ro10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21" office:value-type="string" calcext:value-type="string" table:number-columns-spanned="2" table:number-rows-spanned="1">
            <text:p>Группа перегруженных</text:p>
            <text:p>методов MS LINQ</text:p>
          </table:table-cell>
          <table:covered-table-cell table:style-name="ce18"/>
          <table:table-cell table:style-name="ce18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11">
          <table:table-cell table:style-name="ce7" office:value-type="string" calcext:value-type="string">
            <text:p>CollectionPau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коллекции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все накопленные </text:p>
            <text:p>изменения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9"/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9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IReadScalar</text:p>
            <text:p>IWriteScalar</text:p>
            <text:p>IScalar</text:p>
            <text:p>I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11">
          <table:table-cell table:style-name="ce7" office:value-type="string" calcext:value-type="string">
            <text:p>ScalarPau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скаляра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накопленные </text:p>
            <text:p>изменения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8:Лист1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9:54:04.02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8T20:01:07.236000000</dc:date>
    <meta:generator>LibreOffice/6.4.4.2$Windows_X86_64 LibreOffice_project/3d775be2011f3886db32dfd395a6a6d1ca2630ff</meta:generator>
    <meta:editing-duration>PT1H35M59S</meta:editing-duration>
    <meta:editing-cycles>21</meta:editing-cycles>
    <meta:document-statistic meta:table-count="2" meta:cell-count="1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